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378cm"/>
    </style:style>
    <style:style style:family="table-column" style:name="co2">
      <style:table-column-properties fo:break-before="auto" style:column-width="0.866cm"/>
    </style:style>
    <style:style style:family="table-column" style:name="co3">
      <style:table-column-properties fo:break-before="auto" style:column-width="2.125cm"/>
    </style:style>
    <style:style style:family="table-column" style:name="co4">
      <style:table-column-properties fo:break-before="auto" style:column-width="2.321cm"/>
    </style:style>
    <style:style style:family="table-column" style:name="co5">
      <style:table-column-properties fo:break-before="auto" style:column-width="0.95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815cm"/>
    </style:style>
    <style:style style:family="table-row" style:name="ro3">
      <style:table-row-properties fo:break-before="auto" style:use-optimal-row-height="false" style:row-height="0.774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847cm"/>
    </style:style>
    <style:style style:family="table" style:name="ta1" style:master-page-name="PageStyle_5f_VT_5f_JB1831_5f_S3A">
      <style:table-properties style:writing-mode="lr-tb" table:display="true"/>
    </style:style>
    <style:style style:family="table" style:name="ta2" style:master-page-name="PageStyle_5f_VT_5f_JB1831_5f_S3B">
      <style:table-properties style:writing-mode="lr-tb" table:display="true"/>
    </style:style>
    <style:style style:data-style-name="N0" style:family="table-cell" style:parent-style-name="TL Title" style:name="ce1">
      <style:table-cell-properties style:glyph-orientation-vertical="0" fo:padding="0.071cm" fo:border-left="1.76pt solid #000000" style:diagonal-bl-tr="none" style:text-align-source="value-type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5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6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7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8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ColHeader" style:name="ce9">
      <style:table-cell-properties style:glyph-orientation-vertical="0" fo:padding="0.071cm" fo:border-left="1.76pt solid #000000" style:diagonal-bl-tr="none" style:text-align-source="fix" fo:wrap-option="wrap" style:direction="ltr" fo:border-top="1.76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ColHeader" style:name="ce10">
      <style:table-cell-properties style:glyph-orientation-vertical="0" fo:padding="0.071cm" fo:border-left="1.76pt solid #000000" style:diagonal-bl-tr="none" style:text-align-source="fix" fo:wrap-option="no-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11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12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13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4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ColHeader" style:name="ce15">
      <style:table-cell-properties style:glyph-orientation-vertical="0" fo:padding="0.071cm" fo:border-left="0.74pt solid #000000" style:diagonal-bl-tr="none" style:text-align-source="fix" fo:wrap-option="no-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16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1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18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9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0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ColHeader" style:name="ce21">
      <style:table-cell-properties style:glyph-orientation-vertical="0" fo:padding="0.071cm" fo:border-left="0.74pt solid #000000" style:diagonal-bl-tr="none" style:text-align-source="fix" fo:wrap-option="no-wrap" style:direction="ltr" fo:border-top="0.74pt solid #000000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22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23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24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</office:automatic-styles>
  <office:body>
    <office:spreadsheet>
      <table:calculation-settings table:use-regular-expressions="false" table:case-sensitive="false">
        <table:null-date table:date-value="1904-01-01"/>
      </table:calculation-settings>
      <table:table table:style-name="ta1" table:name="VT_JB1831_S3A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 table:number-columns-repeated="255"/>
        <table:table-column table:style-name="co3" table:default-cell-style-name="Default" table:number-columns-repeated="767"/>
        <table:table-row table:style-name="ro1">
          <table:table-cell ns41:value-type="string" table:style-name="ce1" office:value-type="string">
            <text:p>STAAT DER MAANDELIJKSCHE GEBOORTEN IN 1829. In: Jaarboekje van Lobatto (’s-Gravenhage 1831) p. 132.</text:p>
          </table:table-cell>
          <table:table-cell table:style-name="ce8" table:number-columns-repeated="12"/>
          <table:table-cell table:style-name="ce19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2" table:style-name="ce3" table:number-columns-spanned="1" office:value-type="string">
            <text:p>PROVINCIEN.</text:p>
          </table:table-cell>
          <table:table-cell table:style-name="Default"/>
          <table:table-cell ns41:value-type="string" table:number-rows-spanned="1" table:style-name="ce9" table:number-columns-spanned="12" office:value-type="string">
            <text:p>GEBOORTEN.</text:p>
          </table:table-cell>
          <table:covered-table-cell table:style-name="ce14" table:number-columns-repeated="10"/>
          <table:covered-table-cell table:style-name="ce20"/>
          <table:table-cell table:number-columns-repeated="1010"/>
        </table:table-row>
        <table:table-row table:style-name="ro3">
          <table:covered-table-cell table:style-name="ce4"/>
          <table:table-cell table:style-name="Default"/>
          <table:table-cell ns41:value-type="string" table:style-name="ce10" office:value-type="string">
            <text:p>Januarij. </text:p>
          </table:table-cell>
          <table:table-cell ns41:value-type="string" table:style-name="ce15" office:value-type="string">
            <text:p>Februarij.</text:p>
          </table:table-cell>
          <table:table-cell ns41:value-type="string" table:style-name="ce15" office:value-type="string">
            <text:p>Maart.</text:p>
          </table:table-cell>
          <table:table-cell ns41:value-type="string" table:style-name="ce15" office:value-type="string">
            <text:p>April.</text:p>
          </table:table-cell>
          <table:table-cell ns41:value-type="string" table:style-name="ce15" office:value-type="string">
            <text:p>Mei.</text:p>
          </table:table-cell>
          <table:table-cell ns41:value-type="string" table:style-name="ce15" office:value-type="string">
            <text:p>Junij.</text:p>
          </table:table-cell>
          <table:table-cell ns41:value-type="string" table:style-name="ce15" office:value-type="string">
            <text:p>Julij.</text:p>
          </table:table-cell>
          <table:table-cell ns41:value-type="string" table:style-name="ce15" office:value-type="string">
            <text:p>Augustus.</text:p>
          </table:table-cell>
          <table:table-cell ns41:value-type="string" table:style-name="ce15" office:value-type="string">
            <text:p>September.</text:p>
          </table:table-cell>
          <table:table-cell ns41:value-type="string" table:style-name="ce15" office:value-type="string">
            <text:p>October.</text:p>
          </table:table-cell>
          <table:table-cell ns41:value-type="string" table:style-name="ce15" office:value-type="string">
            <text:p>November.</text:p>
          </table:table-cell>
          <table:table-cell ns41:value-type="string" table:style-name="ce21" office:value-type="string">
            <text:p>December.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style-name="ce5" office:value-type="string">
            <text:p>Noordbraband</text:p>
          </table:table-cell>
          <table:table-cell table:style-name="Default"/>
          <table:table-cell ns41:value-type="float" table:style-name="ce11" office:value="1084" office:value-type="float">
            <text:p>1084</text:p>
          </table:table-cell>
          <table:table-cell ns41:value-type="float" table:style-name="ce16" office:value="1002" office:value-type="float">
            <text:p>1002</text:p>
          </table:table-cell>
          <table:table-cell ns41:value-type="float" table:style-name="ce16" office:value="980" office:value-type="float">
            <text:p>980</text:p>
          </table:table-cell>
          <table:table-cell ns41:value-type="float" table:style-name="ce16" office:value="900" office:value-type="float">
            <text:p>900</text:p>
          </table:table-cell>
          <table:table-cell ns41:value-type="float" table:style-name="ce16" office:value="790" office:value-type="float">
            <text:p>790</text:p>
          </table:table-cell>
          <table:table-cell ns41:value-type="float" table:style-name="ce16" office:value="763" office:value-type="float">
            <text:p>763</text:p>
          </table:table-cell>
          <table:table-cell ns41:value-type="float" table:style-name="ce16" office:value="774" office:value-type="float">
            <text:p>774</text:p>
          </table:table-cell>
          <table:table-cell ns41:value-type="float" table:style-name="ce16" office:value="843" office:value-type="float">
            <text:p>843</text:p>
          </table:table-cell>
          <table:table-cell ns41:value-type="float" table:style-name="ce16" office:value="911" office:value-type="float">
            <text:p>911</text:p>
          </table:table-cell>
          <table:table-cell ns41:value-type="float" table:style-name="ce16" office:value="923" office:value-type="float">
            <text:p>923</text:p>
          </table:table-cell>
          <table:table-cell ns41:value-type="float" table:style-name="ce16" office:value="911" office:value-type="float">
            <text:p>911</text:p>
          </table:table-cell>
          <table:table-cell ns41:value-type="float" table:style-name="ce22" office:value="897" office:value-type="float">
            <text:p>897</text:p>
          </table:table-cell>
          <table:table-cell table:number-columns-repeated="1010"/>
        </table:table-row>
        <table:table-row table:style-name="ro4">
          <table:table-cell ns41:value-type="string" table:style-name="ce6" office:value-type="string">
            <text:p>Gelderland</text:p>
          </table:table-cell>
          <table:table-cell table:style-name="Default"/>
          <table:table-cell ns41:value-type="float" table:style-name="ce12" office:value="969" office:value-type="float">
            <text:p>969</text:p>
          </table:table-cell>
          <table:table-cell ns41:value-type="float" table:style-name="ce17" office:value="878" office:value-type="float">
            <text:p>878</text:p>
          </table:table-cell>
          <table:table-cell ns41:value-type="float" table:style-name="ce17" office:value="1007" office:value-type="float">
            <text:p>1007</text:p>
          </table:table-cell>
          <table:table-cell ns41:value-type="float" table:style-name="ce17" office:value="804" office:value-type="float">
            <text:p>804</text:p>
          </table:table-cell>
          <table:table-cell ns41:value-type="float" table:style-name="ce17" office:value="733" office:value-type="float">
            <text:p>733</text:p>
          </table:table-cell>
          <table:table-cell ns41:value-type="float" table:style-name="ce17" office:value="664" office:value-type="float">
            <text:p>664</text:p>
          </table:table-cell>
          <table:table-cell ns41:value-type="float" table:style-name="ce17" office:value="707" office:value-type="float">
            <text:p>707</text:p>
          </table:table-cell>
          <table:table-cell ns41:value-type="float" table:style-name="ce17" office:value="806" office:value-type="float">
            <text:p>806</text:p>
          </table:table-cell>
          <table:table-cell ns41:value-type="float" table:style-name="ce17" office:value="897" office:value-type="float">
            <text:p>897</text:p>
          </table:table-cell>
          <table:table-cell ns41:value-type="float" table:style-name="ce17" office:value="906" office:value-type="float">
            <text:p>906</text:p>
          </table:table-cell>
          <table:table-cell ns41:value-type="float" table:style-name="ce17" office:value="873" office:value-type="float">
            <text:p>873</text:p>
          </table:table-cell>
          <table:table-cell ns41:value-type="float" table:style-name="ce23" office:value="907" office:value-type="float">
            <text:p>907</text:p>
          </table:table-cell>
          <table:table-cell table:number-columns-repeated="1010"/>
        </table:table-row>
        <table:table-row table:style-name="ro4">
          <table:table-cell ns41:value-type="string" table:style-name="ce6" office:value-type="string">
            <text:p>Noordholland</text:p>
          </table:table-cell>
          <table:table-cell table:style-name="Default"/>
          <table:table-cell ns41:value-type="float" table:style-name="ce12" office:value="1493" office:value-type="float">
            <text:p>1493</text:p>
          </table:table-cell>
          <table:table-cell ns41:value-type="float" table:style-name="ce17" office:value="1365" office:value-type="float">
            <text:p>1365</text:p>
          </table:table-cell>
          <table:table-cell ns41:value-type="float" table:style-name="ce17" office:value="1468" office:value-type="float">
            <text:p>1468</text:p>
          </table:table-cell>
          <table:table-cell ns41:value-type="float" table:style-name="ce17" office:value="1322" office:value-type="float">
            <text:p>1322</text:p>
          </table:table-cell>
          <table:table-cell ns41:value-type="float" table:style-name="ce17" office:value="1222" office:value-type="float">
            <text:p>1222</text:p>
          </table:table-cell>
          <table:table-cell ns41:value-type="float" table:style-name="ce17" office:value="1213" office:value-type="float">
            <text:p>1213</text:p>
          </table:table-cell>
          <table:table-cell ns41:value-type="float" table:style-name="ce17" office:value="1191" office:value-type="float">
            <text:p>1191</text:p>
          </table:table-cell>
          <table:table-cell ns41:value-type="float" table:style-name="ce17" office:value="1234" office:value-type="float">
            <text:p>1234</text:p>
          </table:table-cell>
          <table:table-cell ns41:value-type="float" table:style-name="ce17" office:value="1253" office:value-type="float">
            <text:p>1253</text:p>
          </table:table-cell>
          <table:table-cell ns41:value-type="float" table:style-name="ce17" office:value="1268" office:value-type="float">
            <text:p>1268</text:p>
          </table:table-cell>
          <table:table-cell ns41:value-type="float" table:style-name="ce17" office:value="1269" office:value-type="float">
            <text:p>1269</text:p>
          </table:table-cell>
          <table:table-cell ns41:value-type="float" table:style-name="ce23" office:value="1323" office:value-type="float">
            <text:p>1323</text:p>
          </table:table-cell>
          <table:table-cell table:number-columns-repeated="1010"/>
        </table:table-row>
        <table:table-row table:style-name="ro4">
          <table:table-cell ns41:value-type="string" table:style-name="ce6" office:value-type="string">
            <text:p>Zuidholland</text:p>
          </table:table-cell>
          <table:table-cell table:style-name="Default"/>
          <table:table-cell ns41:value-type="float" table:style-name="ce12" office:value="1722" office:value-type="float">
            <text:p>1722</text:p>
          </table:table-cell>
          <table:table-cell ns41:value-type="float" table:style-name="ce17" office:value="1695" office:value-type="float">
            <text:p>1695</text:p>
          </table:table-cell>
          <table:table-cell ns41:value-type="float" table:style-name="ce17" office:value="1860" office:value-type="float">
            <text:p>1860</text:p>
          </table:table-cell>
          <table:table-cell ns41:value-type="float" table:style-name="ce17" office:value="1534" office:value-type="float">
            <text:p>1534</text:p>
          </table:table-cell>
          <table:table-cell ns41:value-type="float" table:style-name="ce17" office:value="1397" office:value-type="float">
            <text:p>1397</text:p>
          </table:table-cell>
          <table:table-cell ns41:value-type="float" table:style-name="ce17" office:value="1365" office:value-type="float">
            <text:p>1365</text:p>
          </table:table-cell>
          <table:table-cell ns41:value-type="float" table:style-name="ce17" office:value="1372" office:value-type="float">
            <text:p>1372</text:p>
          </table:table-cell>
          <table:table-cell ns41:value-type="float" table:style-name="ce17" office:value="1558" office:value-type="float">
            <text:p>1558</text:p>
          </table:table-cell>
          <table:table-cell ns41:value-type="float" table:style-name="ce17" office:value="1677" office:value-type="float">
            <text:p>1677</text:p>
          </table:table-cell>
          <table:table-cell ns41:value-type="float" table:style-name="ce17" office:value="1619" office:value-type="float">
            <text:p>1619</text:p>
          </table:table-cell>
          <table:table-cell ns41:value-type="float" table:style-name="ce17" office:value="1515" office:value-type="float">
            <text:p>1515</text:p>
          </table:table-cell>
          <table:table-cell ns41:value-type="float" table:style-name="ce23" office:value="1608" office:value-type="float">
            <text:p>1608</text:p>
          </table:table-cell>
          <table:table-cell table:number-columns-repeated="1010"/>
        </table:table-row>
        <table:table-row table:style-name="ro4">
          <table:table-cell ns41:value-type="string" table:style-name="ce6" office:value-type="string">
            <text:p>Zeeland</text:p>
          </table:table-cell>
          <table:table-cell table:style-name="Default"/>
          <table:table-cell ns41:value-type="float" table:style-name="ce12" office:value="578" office:value-type="float">
            <text:p>578</text:p>
          </table:table-cell>
          <table:table-cell ns41:value-type="float" table:style-name="ce17" office:value="461" office:value-type="float">
            <text:p>461</text:p>
          </table:table-cell>
          <table:table-cell ns41:value-type="float" table:style-name="ce17" office:value="572" office:value-type="float">
            <text:p>572</text:p>
          </table:table-cell>
          <table:table-cell ns41:value-type="float" table:style-name="ce17" office:value="403" office:value-type="float">
            <text:p>403</text:p>
          </table:table-cell>
          <table:table-cell ns41:value-type="float" table:style-name="ce17" office:value="424" office:value-type="float">
            <text:p>424</text:p>
          </table:table-cell>
          <table:table-cell ns41:value-type="float" table:style-name="ce17" office:value="333" office:value-type="float">
            <text:p>333</text:p>
          </table:table-cell>
          <table:table-cell ns41:value-type="float" table:style-name="ce17" office:value="356" office:value-type="float">
            <text:p>356</text:p>
          </table:table-cell>
          <table:table-cell ns41:value-type="float" table:style-name="ce17" office:value="405" office:value-type="float">
            <text:p>405</text:p>
          </table:table-cell>
          <table:table-cell ns41:value-type="float" table:style-name="ce17" office:value="459" office:value-type="float">
            <text:p>459</text:p>
          </table:table-cell>
          <table:table-cell ns41:value-type="float" table:style-name="ce17" office:value="497" office:value-type="float">
            <text:p>497</text:p>
          </table:table-cell>
          <table:table-cell ns41:value-type="float" table:style-name="ce17" office:value="486" office:value-type="float">
            <text:p>486</text:p>
          </table:table-cell>
          <table:table-cell ns41:value-type="float" table:style-name="ce23" office:value="487" office:value-type="float">
            <text:p>487</text:p>
          </table:table-cell>
          <table:table-cell table:number-columns-repeated="101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table:style-name="Default"/>
          <table:table-cell ns41:value-type="float" table:style-name="ce12" office:value="458" office:value-type="float">
            <text:p>458</text:p>
          </table:table-cell>
          <table:table-cell ns41:value-type="float" table:style-name="ce17" office:value="423" office:value-type="float">
            <text:p>423</text:p>
          </table:table-cell>
          <table:table-cell ns41:value-type="float" table:style-name="ce17" office:value="460" office:value-type="float">
            <text:p>460</text:p>
          </table:table-cell>
          <table:table-cell ns41:value-type="float" table:style-name="ce17" office:value="414" office:value-type="float">
            <text:p>414</text:p>
          </table:table-cell>
          <table:table-cell ns41:value-type="float" table:style-name="ce17" office:value="358" office:value-type="float">
            <text:p>358</text:p>
          </table:table-cell>
          <table:table-cell ns41:value-type="float" table:style-name="ce17" office:value="338" office:value-type="float">
            <text:p>338</text:p>
          </table:table-cell>
          <table:table-cell ns41:value-type="float" table:style-name="ce17" office:value="354" office:value-type="float">
            <text:p>354</text:p>
          </table:table-cell>
          <table:table-cell ns41:value-type="float" table:style-name="ce17" office:value="378" office:value-type="float">
            <text:p>378</text:p>
          </table:table-cell>
          <table:table-cell ns41:value-type="float" table:style-name="ce17" office:value="411" office:value-type="float">
            <text:p>411</text:p>
          </table:table-cell>
          <table:table-cell ns41:value-type="float" table:style-name="ce17" office:value="418" office:value-type="float">
            <text:p>418</text:p>
          </table:table-cell>
          <table:table-cell ns41:value-type="float" table:style-name="ce17" office:value="436" office:value-type="float">
            <text:p>436</text:p>
          </table:table-cell>
          <table:table-cell ns41:value-type="float" table:style-name="ce23" office:value="414" office:value-type="float">
            <text:p>414</text:p>
          </table:table-cell>
          <table:table-cell table:number-columns-repeated="1010"/>
        </table:table-row>
        <table:table-row table:style-name="ro4">
          <table:table-cell ns41:value-type="string" table:style-name="ce6" office:value-type="string">
            <text:p>Vriesland</text:p>
          </table:table-cell>
          <table:table-cell table:style-name="Default"/>
          <table:table-cell ns41:value-type="float" table:style-name="ce12" office:value="745" office:value-type="float">
            <text:p>745</text:p>
          </table:table-cell>
          <table:table-cell ns41:value-type="float" table:style-name="ce17" office:value="671" office:value-type="float">
            <text:p>671</text:p>
          </table:table-cell>
          <table:table-cell ns41:value-type="float" table:style-name="ce17" office:value="740" office:value-type="float">
            <text:p>740</text:p>
          </table:table-cell>
          <table:table-cell ns41:value-type="float" table:style-name="ce17" office:value="612" office:value-type="float">
            <text:p>612</text:p>
          </table:table-cell>
          <table:table-cell ns41:value-type="float" table:style-name="ce17" office:value="543" office:value-type="float">
            <text:p>543</text:p>
          </table:table-cell>
          <table:table-cell ns41:value-type="float" table:style-name="ce17" office:value="496" office:value-type="float">
            <text:p>496</text:p>
          </table:table-cell>
          <table:table-cell ns41:value-type="float" table:style-name="ce17" office:value="451" office:value-type="float">
            <text:p>451</text:p>
          </table:table-cell>
          <table:table-cell ns41:value-type="float" table:style-name="ce17" office:value="534" office:value-type="float">
            <text:p>534</text:p>
          </table:table-cell>
          <table:table-cell ns41:value-type="float" table:style-name="ce17" office:value="576" office:value-type="float">
            <text:p>576</text:p>
          </table:table-cell>
          <table:table-cell ns41:value-type="float" table:style-name="ce17" office:value="612" office:value-type="float">
            <text:p>612</text:p>
          </table:table-cell>
          <table:table-cell ns41:value-type="float" table:style-name="ce17" office:value="569" office:value-type="float">
            <text:p>569</text:p>
          </table:table-cell>
          <table:table-cell ns41:value-type="float" table:style-name="ce23" office:value="563" office:value-type="float">
            <text:p>563</text:p>
          </table:table-cell>
          <table:table-cell table:number-columns-repeated="1010"/>
        </table:table-row>
        <table:table-row table:style-name="ro4">
          <table:table-cell ns41:value-type="string" table:style-name="ce6" office:value-type="string">
            <text:p>Overijssel</text:p>
          </table:table-cell>
          <table:table-cell table:style-name="Default"/>
          <table:table-cell ns41:value-type="float" table:style-name="ce12" office:value="576" office:value-type="float">
            <text:p>576</text:p>
          </table:table-cell>
          <table:table-cell ns41:value-type="float" table:style-name="ce17" office:value="514" office:value-type="float">
            <text:p>514</text:p>
          </table:table-cell>
          <table:table-cell ns41:value-type="float" table:style-name="ce17" office:value="577" office:value-type="float">
            <text:p>577</text:p>
          </table:table-cell>
          <table:table-cell ns41:value-type="float" table:style-name="ce17" office:value="479" office:value-type="float">
            <text:p>479</text:p>
          </table:table-cell>
          <table:table-cell ns41:value-type="float" table:style-name="ce17" office:value="440" office:value-type="float">
            <text:p>440</text:p>
          </table:table-cell>
          <table:table-cell ns41:value-type="float" table:style-name="ce17" office:value="396" office:value-type="float">
            <text:p>396</text:p>
          </table:table-cell>
          <table:table-cell ns41:value-type="float" table:style-name="ce17" office:value="430" office:value-type="float">
            <text:p>430</text:p>
          </table:table-cell>
          <table:table-cell ns41:value-type="float" table:style-name="ce17" office:value="474" office:value-type="float">
            <text:p>474</text:p>
          </table:table-cell>
          <table:table-cell ns41:value-type="float" table:style-name="ce17" office:value="497" office:value-type="float">
            <text:p>497</text:p>
          </table:table-cell>
          <table:table-cell ns41:value-type="float" table:style-name="ce17" office:value="582" office:value-type="float">
            <text:p>582</text:p>
          </table:table-cell>
          <table:table-cell ns41:value-type="float" table:style-name="ce17" office:value="499" office:value-type="float">
            <text:p>499</text:p>
          </table:table-cell>
          <table:table-cell ns41:value-type="float" table:style-name="ce23" office:value="552" office:value-type="float">
            <text:p>552</text:p>
          </table:table-cell>
          <table:table-cell table:number-columns-repeated="1010"/>
        </table:table-row>
        <table:table-row table:style-name="ro4">
          <table:table-cell ns41:value-type="string" table:style-name="ce6" office:value-type="string">
            <text:p>Groningen</text:p>
          </table:table-cell>
          <table:table-cell table:style-name="Default"/>
          <table:table-cell ns41:value-type="float" table:style-name="ce12" office:value="524" office:value-type="float">
            <text:p>524</text:p>
          </table:table-cell>
          <table:table-cell ns41:value-type="float" table:style-name="ce17" office:value="492" office:value-type="float">
            <text:p>492</text:p>
          </table:table-cell>
          <table:table-cell ns41:value-type="float" table:style-name="ce17" office:value="490" office:value-type="float">
            <text:p>490</text:p>
          </table:table-cell>
          <table:table-cell ns41:value-type="float" table:style-name="ce17" office:value="453" office:value-type="float">
            <text:p>453</text:p>
          </table:table-cell>
          <table:table-cell ns41:value-type="float" table:style-name="ce17" office:value="374" office:value-type="float">
            <text:p>374</text:p>
          </table:table-cell>
          <table:table-cell ns41:value-type="float" table:style-name="ce17" office:value="413" office:value-type="float">
            <text:p>413</text:p>
          </table:table-cell>
          <table:table-cell ns41:value-type="float" table:style-name="ce17" office:value="352" office:value-type="float">
            <text:p>352</text:p>
          </table:table-cell>
          <table:table-cell ns41:value-type="float" table:style-name="ce17" office:value="387" office:value-type="float">
            <text:p>387</text:p>
          </table:table-cell>
          <table:table-cell ns41:value-type="float" table:style-name="ce17" office:value="497" office:value-type="float">
            <text:p>497</text:p>
          </table:table-cell>
          <table:table-cell ns41:value-type="float" table:style-name="ce17" office:value="458" office:value-type="float">
            <text:p>458</text:p>
          </table:table-cell>
          <table:table-cell ns41:value-type="float" table:style-name="ce17" office:value="422" office:value-type="float">
            <text:p>422</text:p>
          </table:table-cell>
          <table:table-cell ns41:value-type="float" table:style-name="ce23" office:value="478" office:value-type="float">
            <text:p>478</text:p>
          </table:table-cell>
          <table:table-cell table:number-columns-repeated="1010"/>
        </table:table-row>
        <table:table-row table:style-name="ro4">
          <table:table-cell ns41:value-type="string" table:style-name="ce6" office:value-type="string">
            <text:p>Drenthe</text:p>
          </table:table-cell>
          <table:table-cell table:style-name="Default"/>
          <table:table-cell ns41:value-type="float" table:style-name="ce12" office:value="215" office:value-type="float">
            <text:p>215</text:p>
          </table:table-cell>
          <table:table-cell ns41:value-type="float" table:style-name="ce17" office:value="176" office:value-type="float">
            <text:p>176</text:p>
          </table:table-cell>
          <table:table-cell ns41:value-type="float" table:style-name="ce17" office:value="202" office:value-type="float">
            <text:p>202</text:p>
          </table:table-cell>
          <table:table-cell ns41:value-type="float" table:style-name="ce17" office:value="163" office:value-type="float">
            <text:p>163</text:p>
          </table:table-cell>
          <table:table-cell ns41:value-type="float" table:style-name="ce17" office:value="150" office:value-type="float">
            <text:p>150</text:p>
          </table:table-cell>
          <table:table-cell ns41:value-type="float" table:style-name="ce17" office:value="138" office:value-type="float">
            <text:p>138</text:p>
          </table:table-cell>
          <table:table-cell ns41:value-type="float" office:value="152" table:style-name="ce17" table:number-columns-repeated="2" office:value-type="float">
            <text:p>152</text:p>
          </table:table-cell>
          <table:table-cell ns41:value-type="float" table:style-name="ce17" office:value="186" office:value-type="float">
            <text:p>186</text:p>
          </table:table-cell>
          <table:table-cell ns41:value-type="float" table:style-name="ce17" office:value="171" office:value-type="float">
            <text:p>171</text:p>
          </table:table-cell>
          <table:table-cell ns41:value-type="float" table:style-name="ce17" office:value="175" office:value-type="float">
            <text:p>175</text:p>
          </table:table-cell>
          <table:table-cell ns41:value-type="float" table:style-name="ce23" office:value="189" office:value-type="float">
            <text:p>189</text:p>
          </table:table-cell>
          <table:table-cell table:number-columns-repeated="1010"/>
        </table:table-row>
        <table:table-row table:style-name="ro1">
          <table:table-cell ns41:value-type="string" table:style-name="ce7" office:value-type="string">
            <text:p>TOTAAL.</text:p>
          </table:table-cell>
          <table:table-cell table:style-name="Default"/>
          <table:table-cell ns41:value-type="float" table:style-name="ce13" office:value="8364" office:value-type="float">
            <text:p>8364</text:p>
          </table:table-cell>
          <table:table-cell ns41:value-type="float" table:style-name="ce18" office:value="7677" office:value-type="float">
            <text:p>7677</text:p>
          </table:table-cell>
          <table:table-cell ns41:value-type="float" table:style-name="ce18" office:value="8356" office:value-type="float">
            <text:p>8356</text:p>
          </table:table-cell>
          <table:table-cell ns41:value-type="float" table:style-name="ce18" office:value="7084" office:value-type="float">
            <text:p>7084</text:p>
          </table:table-cell>
          <table:table-cell ns41:value-type="float" table:style-name="ce18" office:value="6431" office:value-type="float">
            <text:p>6431</text:p>
          </table:table-cell>
          <table:table-cell ns41:value-type="float" table:style-name="ce18" office:value="6119" office:value-type="float">
            <text:p>6119</text:p>
          </table:table-cell>
          <table:table-cell ns41:value-type="float" table:style-name="ce18" office:value="6139" office:value-type="float">
            <text:p>6139</text:p>
          </table:table-cell>
          <table:table-cell ns41:value-type="float" table:style-name="ce18" office:value="6771" office:value-type="float">
            <text:p>6771</text:p>
          </table:table-cell>
          <table:table-cell ns41:value-type="float" table:style-name="ce18" office:value="7364" office:value-type="float">
            <text:p>7364</text:p>
          </table:table-cell>
          <table:table-cell ns41:value-type="float" table:style-name="ce18" office:value="7454" office:value-type="float">
            <text:p>7454</text:p>
          </table:table-cell>
          <table:table-cell ns41:value-type="float" table:style-name="ce18" office:value="7155" office:value-type="float">
            <text:p>7155</text:p>
          </table:table-cell>
          <table:table-cell ns41:value-type="float" table:style-name="ce24" office:value="7418" office:value-type="float">
            <text:p>7418</text:p>
          </table:table-cell>
          <table:table-cell table:number-columns-repeated="1010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VT_JB1831_S3B">
        <table:table-column table:style-name="co4" table:default-cell-style-name="ce2"/>
        <table:table-column table:style-name="co5" table:default-cell-style-name="ce2"/>
        <table:table-column table:style-name="co3" table:default-cell-style-name="ce2" table:number-columns-repeated="255"/>
        <table:table-column table:style-name="co3" table:default-cell-style-name="Default" table:number-columns-repeated="767"/>
        <table:table-row table:style-name="ro1">
          <table:table-cell ns41:value-type="string" table:style-name="ce1" office:value-type="string">
            <text:p>STAAT DER MAANDELIJKSCHE STERFGEVALLEN IN 1829. In: Jaarboekje van Lobatto (’s-Gravenhage 1831) p. 133.</text:p>
          </table:table-cell>
          <table:table-cell table:style-name="ce8" table:number-columns-repeated="12"/>
          <table:table-cell table:style-name="ce19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2" table:style-name="ce3" table:number-columns-spanned="1" office:value-type="string">
            <text:p>PROVINCIEN.</text:p>
          </table:table-cell>
          <table:table-cell table:style-name="Default"/>
          <table:table-cell ns41:value-type="string" table:number-rows-spanned="1" table:style-name="ce9" table:number-columns-spanned="12" office:value-type="string">
            <text:p>STERFGEVALLEN.</text:p>
          </table:table-cell>
          <table:covered-table-cell table:style-name="ce14" table:number-columns-repeated="10"/>
          <table:covered-table-cell table:style-name="ce20"/>
          <table:table-cell table:number-columns-repeated="1010"/>
        </table:table-row>
        <table:table-row table:style-name="ro5">
          <table:covered-table-cell table:style-name="ce4"/>
          <table:table-cell table:style-name="Default"/>
          <table:table-cell ns41:value-type="string" table:style-name="ce10" office:value-type="string">
            <text:p>Januarij. </text:p>
          </table:table-cell>
          <table:table-cell ns41:value-type="string" table:style-name="ce15" office:value-type="string">
            <text:p>Februarij.</text:p>
          </table:table-cell>
          <table:table-cell ns41:value-type="string" table:style-name="ce15" office:value-type="string">
            <text:p>Maart.</text:p>
          </table:table-cell>
          <table:table-cell ns41:value-type="string" table:style-name="ce15" office:value-type="string">
            <text:p>April.</text:p>
          </table:table-cell>
          <table:table-cell ns41:value-type="string" table:style-name="ce15" office:value-type="string">
            <text:p>Mei.</text:p>
          </table:table-cell>
          <table:table-cell ns41:value-type="string" table:style-name="ce15" office:value-type="string">
            <text:p>Junij.</text:p>
          </table:table-cell>
          <table:table-cell ns41:value-type="string" table:style-name="ce15" office:value-type="string">
            <text:p>Julij.</text:p>
          </table:table-cell>
          <table:table-cell ns41:value-type="string" table:style-name="ce15" office:value-type="string">
            <text:p>Augustus.</text:p>
          </table:table-cell>
          <table:table-cell ns41:value-type="string" table:style-name="ce15" office:value-type="string">
            <text:p>September.</text:p>
          </table:table-cell>
          <table:table-cell ns41:value-type="string" table:style-name="ce15" office:value-type="string">
            <text:p>October.</text:p>
          </table:table-cell>
          <table:table-cell ns41:value-type="string" table:style-name="ce15" office:value-type="string">
            <text:p>November.</text:p>
          </table:table-cell>
          <table:table-cell ns41:value-type="string" table:style-name="ce21" office:value-type="string">
            <text:p>December.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style-name="ce5" office:value-type="string">
            <text:p>Noordbraband</text:p>
          </table:table-cell>
          <table:table-cell table:style-name="Default"/>
          <table:table-cell ns41:value-type="float" table:style-name="ce11" office:value="883" office:value-type="float">
            <text:p>883</text:p>
          </table:table-cell>
          <table:table-cell ns41:value-type="float" table:style-name="ce16" office:value="649" office:value-type="float">
            <text:p>649</text:p>
          </table:table-cell>
          <table:table-cell ns41:value-type="float" table:style-name="ce16" office:value="697" office:value-type="float">
            <text:p>697</text:p>
          </table:table-cell>
          <table:table-cell ns41:value-type="float" table:style-name="ce16" office:value="648" office:value-type="float">
            <text:p>648</text:p>
          </table:table-cell>
          <table:table-cell ns41:value-type="float" table:style-name="ce16" office:value="646" office:value-type="float">
            <text:p>646</text:p>
          </table:table-cell>
          <table:table-cell ns41:value-type="float" table:style-name="ce16" office:value="604" office:value-type="float">
            <text:p>604</text:p>
          </table:table-cell>
          <table:table-cell ns41:value-type="float" table:style-name="ce16" office:value="557" office:value-type="float">
            <text:p>557</text:p>
          </table:table-cell>
          <table:table-cell ns41:value-type="float" table:style-name="ce16" office:value="679" office:value-type="float">
            <text:p>679</text:p>
          </table:table-cell>
          <table:table-cell ns41:value-type="float" table:style-name="ce16" office:value="677" office:value-type="float">
            <text:p>677</text:p>
          </table:table-cell>
          <table:table-cell ns41:value-type="float" table:style-name="ce16" office:value="721" office:value-type="float">
            <text:p>721</text:p>
          </table:table-cell>
          <table:table-cell ns41:value-type="float" table:style-name="ce16" office:value="760" office:value-type="float">
            <text:p>760</text:p>
          </table:table-cell>
          <table:table-cell ns41:value-type="float" table:style-name="ce22" office:value="1061" office:value-type="float">
            <text:p>1061</text:p>
          </table:table-cell>
          <table:table-cell table:number-columns-repeated="1010"/>
        </table:table-row>
        <table:table-row table:style-name="ro4">
          <table:table-cell ns41:value-type="string" table:style-name="ce6" office:value-type="string">
            <text:p>Gelderland</text:p>
          </table:table-cell>
          <table:table-cell table:style-name="Default"/>
          <table:table-cell ns41:value-type="float" table:style-name="ce12" office:value="704" office:value-type="float">
            <text:p>704</text:p>
          </table:table-cell>
          <table:table-cell ns41:value-type="float" table:style-name="ce17" office:value="598" office:value-type="float">
            <text:p>598</text:p>
          </table:table-cell>
          <table:table-cell ns41:value-type="float" table:style-name="ce17" office:value="641" office:value-type="float">
            <text:p>641</text:p>
          </table:table-cell>
          <table:table-cell ns41:value-type="float" table:style-name="ce17" office:value="549" office:value-type="float">
            <text:p>549</text:p>
          </table:table-cell>
          <table:table-cell ns41:value-type="float" table:style-name="ce17" office:value="521" office:value-type="float">
            <text:p>521</text:p>
          </table:table-cell>
          <table:table-cell ns41:value-type="float" table:style-name="ce17" office:value="449" office:value-type="float">
            <text:p>449</text:p>
          </table:table-cell>
          <table:table-cell ns41:value-type="float" table:style-name="ce17" office:value="427" office:value-type="float">
            <text:p>427</text:p>
          </table:table-cell>
          <table:table-cell ns41:value-type="float" table:style-name="ce17" office:value="537" office:value-type="float">
            <text:p>537</text:p>
          </table:table-cell>
          <table:table-cell ns41:value-type="float" table:style-name="ce17" office:value="503" office:value-type="float">
            <text:p>503</text:p>
          </table:table-cell>
          <table:table-cell ns41:value-type="float" table:style-name="ce17" office:value="519" office:value-type="float">
            <text:p>519</text:p>
          </table:table-cell>
          <table:table-cell ns41:value-type="float" table:style-name="ce17" office:value="559" office:value-type="float">
            <text:p>559</text:p>
          </table:table-cell>
          <table:table-cell ns41:value-type="float" table:style-name="ce23" office:value="887" office:value-type="float">
            <text:p>887</text:p>
          </table:table-cell>
          <table:table-cell table:number-columns-repeated="1010"/>
        </table:table-row>
        <table:table-row table:style-name="ro4">
          <table:table-cell ns41:value-type="string" table:style-name="ce6" office:value-type="string">
            <text:p>Noordholland</text:p>
          </table:table-cell>
          <table:table-cell table:style-name="Default"/>
          <table:table-cell ns41:value-type="float" table:style-name="ce12" office:value="1549" office:value-type="float">
            <text:p>1549</text:p>
          </table:table-cell>
          <table:table-cell ns41:value-type="float" table:style-name="ce17" office:value="1263" office:value-type="float">
            <text:p>1263</text:p>
          </table:table-cell>
          <table:table-cell ns41:value-type="float" table:style-name="ce17" office:value="1510" office:value-type="float">
            <text:p>1510</text:p>
          </table:table-cell>
          <table:table-cell ns41:value-type="float" table:style-name="ce17" office:value="1237" office:value-type="float">
            <text:p>1237</text:p>
          </table:table-cell>
          <table:table-cell ns41:value-type="float" table:style-name="ce17" office:value="1220" office:value-type="float">
            <text:p>1220</text:p>
          </table:table-cell>
          <table:table-cell ns41:value-type="float" table:style-name="ce17" office:value="1324" office:value-type="float">
            <text:p>1324</text:p>
          </table:table-cell>
          <table:table-cell ns41:value-type="float" table:style-name="ce17" office:value="1204" office:value-type="float">
            <text:p>1204</text:p>
          </table:table-cell>
          <table:table-cell ns41:value-type="float" table:style-name="ce17" office:value="1243" office:value-type="float">
            <text:p>1243</text:p>
          </table:table-cell>
          <table:table-cell ns41:value-type="float" table:style-name="ce17" office:value="1233" office:value-type="float">
            <text:p>1233</text:p>
          </table:table-cell>
          <table:table-cell ns41:value-type="float" table:style-name="ce17" office:value="1235" office:value-type="float">
            <text:p>1235</text:p>
          </table:table-cell>
          <table:table-cell ns41:value-type="float" table:style-name="ce17" office:value="1243" office:value-type="float">
            <text:p>1243</text:p>
          </table:table-cell>
          <table:table-cell ns41:value-type="float" table:style-name="ce23" office:value="1565" office:value-type="float">
            <text:p>1565</text:p>
          </table:table-cell>
          <table:table-cell table:number-columns-repeated="1010"/>
        </table:table-row>
        <table:table-row table:style-name="ro4">
          <table:table-cell ns41:value-type="string" table:style-name="ce6" office:value-type="string">
            <text:p>Zuidholland</text:p>
          </table:table-cell>
          <table:table-cell table:style-name="Default"/>
          <table:table-cell ns41:value-type="float" table:style-name="ce12" office:value="1420" office:value-type="float">
            <text:p>1420</text:p>
          </table:table-cell>
          <table:table-cell ns41:value-type="float" table:style-name="ce17" office:value="1192" office:value-type="float">
            <text:p>1192</text:p>
          </table:table-cell>
          <table:table-cell ns41:value-type="float" table:style-name="ce17" office:value="1302" office:value-type="float">
            <text:p>1302</text:p>
          </table:table-cell>
          <table:table-cell ns41:value-type="float" table:style-name="ce17" office:value="1469" office:value-type="float">
            <text:p>1469</text:p>
          </table:table-cell>
          <table:table-cell ns41:value-type="float" table:style-name="ce17" office:value="1383" office:value-type="float">
            <text:p>1383</text:p>
          </table:table-cell>
          <table:table-cell ns41:value-type="float" table:style-name="ce17" office:value="1341" office:value-type="float">
            <text:p>1341</text:p>
          </table:table-cell>
          <table:table-cell ns41:value-type="float" table:style-name="ce17" office:value="1361" office:value-type="float">
            <text:p>1361</text:p>
          </table:table-cell>
          <table:table-cell ns41:value-type="float" table:style-name="ce17" office:value="1700" office:value-type="float">
            <text:p>1700</text:p>
          </table:table-cell>
          <table:table-cell ns41:value-type="float" table:style-name="ce17" office:value="1601" office:value-type="float">
            <text:p>1601</text:p>
          </table:table-cell>
          <table:table-cell ns41:value-type="float" table:style-name="ce17" office:value="1335" office:value-type="float">
            <text:p>1335</text:p>
          </table:table-cell>
          <table:table-cell ns41:value-type="float" table:style-name="ce17" office:value="1303" office:value-type="float">
            <text:p>1303</text:p>
          </table:table-cell>
          <table:table-cell ns41:value-type="float" table:style-name="ce23" office:value="1599" office:value-type="float">
            <text:p>1599</text:p>
          </table:table-cell>
          <table:table-cell table:number-columns-repeated="1010"/>
        </table:table-row>
        <table:table-row table:style-name="ro4">
          <table:table-cell ns41:value-type="string" table:style-name="ce6" office:value-type="string">
            <text:p>Zeeland</text:p>
          </table:table-cell>
          <table:table-cell table:style-name="Default"/>
          <table:table-cell ns41:value-type="float" table:style-name="ce12" office:value="598" office:value-type="float">
            <text:p>598</text:p>
          </table:table-cell>
          <table:table-cell ns41:value-type="float" table:style-name="ce17" office:value="460" office:value-type="float">
            <text:p>460</text:p>
          </table:table-cell>
          <table:table-cell ns41:value-type="float" table:style-name="ce17" office:value="445" office:value-type="float">
            <text:p>445</text:p>
          </table:table-cell>
          <table:table-cell ns41:value-type="float" table:style-name="ce17" office:value="409" office:value-type="float">
            <text:p>409</text:p>
          </table:table-cell>
          <table:table-cell ns41:value-type="float" table:style-name="ce17" office:value="356" office:value-type="float">
            <text:p>356</text:p>
          </table:table-cell>
          <table:table-cell ns41:value-type="float" table:style-name="ce17" office:value="341" office:value-type="float">
            <text:p>341</text:p>
          </table:table-cell>
          <table:table-cell ns41:value-type="float" table:style-name="ce17" office:value="327" office:value-type="float">
            <text:p>327</text:p>
          </table:table-cell>
          <table:table-cell ns41:value-type="float" table:style-name="ce17" office:value="413" office:value-type="float">
            <text:p>413</text:p>
          </table:table-cell>
          <table:table-cell ns41:value-type="float" table:style-name="ce17" office:value="409" office:value-type="float">
            <text:p>409</text:p>
          </table:table-cell>
          <table:table-cell ns41:value-type="float" table:style-name="ce17" office:value="447" office:value-type="float">
            <text:p>447</text:p>
          </table:table-cell>
          <table:table-cell ns41:value-type="float" table:style-name="ce17" office:value="444" office:value-type="float">
            <text:p>444</text:p>
          </table:table-cell>
          <table:table-cell ns41:value-type="float" table:style-name="ce23" office:value="518" office:value-type="float">
            <text:p>518</text:p>
          </table:table-cell>
          <table:table-cell table:number-columns-repeated="101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table:style-name="Default"/>
          <table:table-cell ns41:value-type="float" table:style-name="ce12" office:value="340" office:value-type="float">
            <text:p>340</text:p>
          </table:table-cell>
          <table:table-cell ns41:value-type="float" table:style-name="ce17" office:value="268" office:value-type="float">
            <text:p>268</text:p>
          </table:table-cell>
          <table:table-cell ns41:value-type="float" table:style-name="ce17" office:value="332" office:value-type="float">
            <text:p>332</text:p>
          </table:table-cell>
          <table:table-cell ns41:value-type="float" table:style-name="ce17" office:value="263" office:value-type="float">
            <text:p>263</text:p>
          </table:table-cell>
          <table:table-cell ns41:value-type="float" table:style-name="ce17" office:value="256" office:value-type="float">
            <text:p>256</text:p>
          </table:table-cell>
          <table:table-cell ns41:value-type="float" table:style-name="ce17" office:value="332" office:value-type="float">
            <text:p>332</text:p>
          </table:table-cell>
          <table:table-cell ns41:value-type="float" table:style-name="ce17" office:value="334" office:value-type="float">
            <text:p>334</text:p>
          </table:table-cell>
          <table:table-cell ns41:value-type="float" table:style-name="ce17" office:value="357" office:value-type="float">
            <text:p>357</text:p>
          </table:table-cell>
          <table:table-cell ns41:value-type="float" table:style-name="ce17" office:value="413" office:value-type="float">
            <text:p>413</text:p>
          </table:table-cell>
          <table:table-cell ns41:value-type="float" table:style-name="ce17" office:value="447" office:value-type="float">
            <text:p>447</text:p>
          </table:table-cell>
          <table:table-cell ns41:value-type="float" table:style-name="ce17" office:value="435" office:value-type="float">
            <text:p>435</text:p>
          </table:table-cell>
          <table:table-cell ns41:value-type="float" table:style-name="ce23" office:value="468" office:value-type="float">
            <text:p>468</text:p>
          </table:table-cell>
          <table:table-cell table:number-columns-repeated="1010"/>
        </table:table-row>
        <table:table-row table:style-name="ro4">
          <table:table-cell ns41:value-type="string" table:style-name="ce6" office:value-type="string">
            <text:p>Vriesland</text:p>
          </table:table-cell>
          <table:table-cell table:style-name="Default"/>
          <table:table-cell ns41:value-type="float" table:style-name="ce12" office:value="602" office:value-type="float">
            <text:p>602</text:p>
          </table:table-cell>
          <table:table-cell ns41:value-type="float" table:style-name="ce17" office:value="463" office:value-type="float">
            <text:p>463</text:p>
          </table:table-cell>
          <table:table-cell ns41:value-type="float" table:style-name="ce17" office:value="449" office:value-type="float">
            <text:p>449</text:p>
          </table:table-cell>
          <table:table-cell ns41:value-type="float" table:style-name="ce17" office:value="453" office:value-type="float">
            <text:p>453</text:p>
          </table:table-cell>
          <table:table-cell ns41:value-type="float" table:style-name="ce17" office:value="452" office:value-type="float">
            <text:p>452</text:p>
          </table:table-cell>
          <table:table-cell ns41:value-type="float" table:style-name="ce17" office:value="519" office:value-type="float">
            <text:p>519</text:p>
          </table:table-cell>
          <table:table-cell ns41:value-type="float" table:style-name="ce17" office:value="432" office:value-type="float">
            <text:p>432</text:p>
          </table:table-cell>
          <table:table-cell ns41:value-type="float" table:style-name="ce17" office:value="477" office:value-type="float">
            <text:p>477</text:p>
          </table:table-cell>
          <table:table-cell ns41:value-type="float" table:style-name="ce17" office:value="479" office:value-type="float">
            <text:p>479</text:p>
          </table:table-cell>
          <table:table-cell ns41:value-type="float" table:style-name="ce17" office:value="582" office:value-type="float">
            <text:p>582</text:p>
          </table:table-cell>
          <table:table-cell ns41:value-type="float" table:style-name="ce17" office:value="533" office:value-type="float">
            <text:p>533</text:p>
          </table:table-cell>
          <table:table-cell ns41:value-type="float" table:style-name="ce23" office:value="643" office:value-type="float">
            <text:p>643</text:p>
          </table:table-cell>
          <table:table-cell table:number-columns-repeated="1010"/>
        </table:table-row>
        <table:table-row table:style-name="ro4">
          <table:table-cell ns41:value-type="string" table:style-name="ce6" office:value-type="string">
            <text:p>Overijssel</text:p>
          </table:table-cell>
          <table:table-cell table:style-name="Default"/>
          <table:table-cell ns41:value-type="float" table:style-name="ce12" office:value="497" office:value-type="float">
            <text:p>497</text:p>
          </table:table-cell>
          <table:table-cell ns41:value-type="float" table:style-name="ce17" office:value="408" office:value-type="float">
            <text:p>408</text:p>
          </table:table-cell>
          <table:table-cell ns41:value-type="float" table:style-name="ce17" office:value="378" office:value-type="float">
            <text:p>378</text:p>
          </table:table-cell>
          <table:table-cell ns41:value-type="float" table:style-name="ce17" office:value="420" office:value-type="float">
            <text:p>420</text:p>
          </table:table-cell>
          <table:table-cell ns41:value-type="float" table:style-name="ce17" office:value="353" office:value-type="float">
            <text:p>353</text:p>
          </table:table-cell>
          <table:table-cell ns41:value-type="float" table:style-name="ce17" office:value="347" office:value-type="float">
            <text:p>347</text:p>
          </table:table-cell>
          <table:table-cell ns41:value-type="float" table:style-name="ce17" office:value="284" office:value-type="float">
            <text:p>284</text:p>
          </table:table-cell>
          <table:table-cell ns41:value-type="float" table:style-name="ce17" office:value="309" office:value-type="float">
            <text:p>309</text:p>
          </table:table-cell>
          <table:table-cell ns41:value-type="float" office:value="311" table:style-name="ce17" table:number-columns-repeated="2" office:value-type="float">
            <text:p>311</text:p>
          </table:table-cell>
          <table:table-cell ns41:value-type="float" table:style-name="ce17" office:value="351" office:value-type="float">
            <text:p>351</text:p>
          </table:table-cell>
          <table:table-cell ns41:value-type="float" table:style-name="ce23" office:value="503" office:value-type="float">
            <text:p>503</text:p>
          </table:table-cell>
          <table:table-cell table:number-columns-repeated="1010"/>
        </table:table-row>
        <table:table-row table:style-name="ro4">
          <table:table-cell ns41:value-type="string" table:style-name="ce6" office:value-type="string">
            <text:p>Groningen</text:p>
          </table:table-cell>
          <table:table-cell table:style-name="Default"/>
          <table:table-cell ns41:value-type="float" table:style-name="ce12" office:value="401" office:value-type="float">
            <text:p>401</text:p>
          </table:table-cell>
          <table:table-cell ns41:value-type="float" table:style-name="ce17" office:value="390" office:value-type="float">
            <text:p>390</text:p>
          </table:table-cell>
          <table:table-cell ns41:value-type="float" table:style-name="ce17" office:value="362" office:value-type="float">
            <text:p>362</text:p>
          </table:table-cell>
          <table:table-cell ns41:value-type="float" table:style-name="ce17" office:value="371" office:value-type="float">
            <text:p>371</text:p>
          </table:table-cell>
          <table:table-cell ns41:value-type="float" table:style-name="ce17" office:value="367" office:value-type="float">
            <text:p>367</text:p>
          </table:table-cell>
          <table:table-cell ns41:value-type="float" table:style-name="ce17" office:value="356" office:value-type="float">
            <text:p>356</text:p>
          </table:table-cell>
          <table:table-cell ns41:value-type="float" table:style-name="ce17" office:value="293" office:value-type="float">
            <text:p>293</text:p>
          </table:table-cell>
          <table:table-cell ns41:value-type="float" table:style-name="ce17" office:value="308" office:value-type="float">
            <text:p>308</text:p>
          </table:table-cell>
          <table:table-cell ns41:value-type="float" table:style-name="ce17" office:value="299" office:value-type="float">
            <text:p>299</text:p>
          </table:table-cell>
          <table:table-cell ns41:value-type="float" table:style-name="ce17" office:value="349" office:value-type="float">
            <text:p>349</text:p>
          </table:table-cell>
          <table:table-cell ns41:value-type="float" table:style-name="ce17" office:value="347" office:value-type="float">
            <text:p>347</text:p>
          </table:table-cell>
          <table:table-cell ns41:value-type="float" table:style-name="ce23" office:value="484" office:value-type="float">
            <text:p>484</text:p>
          </table:table-cell>
          <table:table-cell table:number-columns-repeated="1010"/>
        </table:table-row>
        <table:table-row table:style-name="ro4">
          <table:table-cell ns41:value-type="string" table:style-name="ce6" office:value-type="string">
            <text:p>Drenthe</text:p>
          </table:table-cell>
          <table:table-cell table:style-name="Default"/>
          <table:table-cell ns41:value-type="float" table:style-name="ce12" office:value="179" office:value-type="float">
            <text:p>179</text:p>
          </table:table-cell>
          <table:table-cell ns41:value-type="float" table:style-name="ce17" office:value="141" office:value-type="float">
            <text:p>141</text:p>
          </table:table-cell>
          <table:table-cell ns41:value-type="float" table:style-name="ce17" office:value="160" office:value-type="float">
            <text:p>160</text:p>
          </table:table-cell>
          <table:table-cell ns41:value-type="float" table:style-name="ce17" office:value="140" office:value-type="float">
            <text:p>140</text:p>
          </table:table-cell>
          <table:table-cell ns41:value-type="float" table:style-name="ce17" office:value="127" office:value-type="float">
            <text:p>127</text:p>
          </table:table-cell>
          <table:table-cell ns41:value-type="float" table:style-name="ce17" office:value="126" office:value-type="float">
            <text:p>126</text:p>
          </table:table-cell>
          <table:table-cell ns41:value-type="float" table:style-name="ce17" office:value="131" office:value-type="float">
            <text:p>131</text:p>
          </table:table-cell>
          <table:table-cell ns41:value-type="float" table:style-name="ce17" office:value="117" office:value-type="float">
            <text:p>117</text:p>
          </table:table-cell>
          <table:table-cell ns41:value-type="float" table:style-name="ce17" office:value="95" office:value-type="float">
            <text:p>95</text:p>
          </table:table-cell>
          <table:table-cell ns41:value-type="float" table:style-name="ce17" office:value="111" office:value-type="float">
            <text:p>111</text:p>
          </table:table-cell>
          <table:table-cell ns41:value-type="float" table:style-name="ce17" office:value="160" office:value-type="float">
            <text:p>160</text:p>
          </table:table-cell>
          <table:table-cell ns41:value-type="float" table:style-name="ce23" office:value="229" office:value-type="float">
            <text:p>229</text:p>
          </table:table-cell>
          <table:table-cell table:number-columns-repeated="1010"/>
        </table:table-row>
        <table:table-row table:style-name="ro1">
          <table:table-cell ns41:value-type="string" table:style-name="ce7" office:value-type="string">
            <text:p>TOTAAL.</text:p>
          </table:table-cell>
          <table:table-cell table:style-name="Default"/>
          <table:table-cell ns41:value-type="float" table:style-name="ce13" office:value="7173" office:value-type="float">
            <text:p>7173</text:p>
          </table:table-cell>
          <table:table-cell ns41:value-type="float" table:style-name="ce18" office:value="5832" office:value-type="float">
            <text:p>5832</text:p>
          </table:table-cell>
          <table:table-cell ns41:value-type="float" table:style-name="ce18" office:value="6276" office:value-type="float">
            <text:p>6276</text:p>
          </table:table-cell>
          <table:table-cell ns41:value-type="float" table:style-name="ce18" office:value="5959" office:value-type="float">
            <text:p>5959</text:p>
          </table:table-cell>
          <table:table-cell ns41:value-type="float" table:style-name="ce18" office:value="5681" office:value-type="float">
            <text:p>5681</text:p>
          </table:table-cell>
          <table:table-cell ns41:value-type="float" table:style-name="ce18" office:value="5739" office:value-type="float">
            <text:p>5739</text:p>
          </table:table-cell>
          <table:table-cell ns41:value-type="float" table:style-name="ce18" office:value="5350" office:value-type="float">
            <text:p>5350</text:p>
          </table:table-cell>
          <table:table-cell ns41:value-type="float" table:style-name="ce18" office:value="6140" office:value-type="float">
            <text:p>6140</text:p>
          </table:table-cell>
          <table:table-cell ns41:value-type="float" table:style-name="ce18" office:value="6020" office:value-type="float">
            <text:p>6020</text:p>
          </table:table-cell>
          <table:table-cell ns41:value-type="float" table:style-name="ce18" office:value="6057" office:value-type="float">
            <text:p>6057</text:p>
          </table:table-cell>
          <table:table-cell ns41:value-type="float" table:style-name="ce18" office:value="6135" office:value-type="float">
            <text:p>6135</text:p>
          </table:table-cell>
          <table:table-cell ns41:value-type="float" table:style-name="ce24" office:value="7957" office:value-type="float">
            <text:p>7957</text:p>
          </table:table-cell>
          <table:table-cell table:number-columns-repeated="1010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T_5f_JB1831_5f_S3A" style:page-layout-name="Mpm3" style:display-name="PageStyle_VT_JB1831_S3A">
      <style:header style:display="false"/>
      <style:header-left style:display="false"/>
      <style:footer style:display="false"/>
      <style:footer-left style:display="false"/>
    </style:master-page>
    <style:master-page style:name="PageStyle_5f_VT_5f_JB1831_5f_S3B" style:page-layout-name="Mpm3" style:display-name="PageStyle_VT_JB1831_S3B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Dagmar Stiebral</meta:initial-creator>
    <meta:creation-date>2005-04-07T16:31:53</meta:creation-date>
    <dc:creator>Helpdesk</dc:creator>
    <dc:date>2005-04-11T15:03:03</dc:date>
    <meta:document-statistic meta:object-count="0" meta:cell-count="316" meta:table-count="2"/>
    <meta:generator>ODFPY/1.3.0dev</meta:generator>
  </office:meta>
</office:document-meta>
</file>